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273pt"/>
    </style:style>
    <style:style style:name="co3" style:family="table-column">
      <style:table-column-properties fo:break-before="auto" style:column-width="350.7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543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As a(n)...</text:p>
          </table:table-cell>
          <table:table-cell table:style-name="ce3" office:value-type="string" calcext:value-type="string">
            <text:p>I want/should...</text:p>
          </table:table-cell>
          <table:table-cell table:style-name="ce4" office:value-type="string" calcext:value-type="string">
            <text:p>so that...</text:p>
          </table:table-cell>
          <table:table-cell/>
          <table:table-cell table:style-name="ce5" office:value-type="string" calcext:value-type="string">
            <text:p>Acceptance Criter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loyee</text:p>
          </table:table-cell>
          <table:table-cell table:style-name="ce2" office:value-type="string" calcext:value-type="string">
            <text:p>be able to login</text:p>
          </table:table-cell>
          <table:table-cell table:style-name="ce2" office:value-type="string" calcext:value-type="string">
            <text:p>I can manage my reimbursements</text:p>
          </table:table-cell>
          <table:table-cell/>
          <table:table-cell table:style-name="ce2" office:value-type="string" calcext:value-type="string">
            <text:p>Feature: Users should be able to manage their reimbursemen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loyee</text:p>
          </table:table-cell>
          <table:table-cell table:style-name="ce2" office:value-type="string" calcext:value-type="string">
            <text:p>be able to submit new reimbursement requests</text:p>
          </table:table-cell>
          <table:table-cell table:style-name="ce2" office:value-type="string" calcext:value-type="string">
            <text:p>I can be reimburs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ployee</text:p>
          </table:table-cell>
          <table:table-cell table:style-name="ce2" office:value-type="string" calcext:value-type="string">
            <text:p>review my reimbursement requests</text:p>
          </table:table-cell>
          <table:table-cell table:style-name="ce2" office:value-type="string" calcext:value-type="string">
            <text:p>I can know if they are approved or denied(and why)</text:p>
          </table:table-cell>
          <table:table-cell/>
          <table:table-cell table:style-name="ce2" office:value-type="string" calcext:value-type="string">
            <text:p>Scenario: As an employee I can log in to view my console p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loyee</text:p>
          </table:table-cell>
          <table:table-cell table:style-name="ce2" office:value-type="string" calcext:value-type="string">
            <text:p>be able to logout</text:p>
          </table:table-cell>
          <table:table-cell table:style-name="ce2" office:value-type="string" calcext:value-type="string">
            <text:p>my inofrmation is not accessible to another employee</text:p>
          </table:table-cell>
          <table:table-cell/>
          <table:table-cell table:style-name="ce2" office:value-type="string" calcext:value-type="string">
            <text:p>Given The employee is on the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employee enters their userna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to login</text:p>
          </table:table-cell>
          <table:table-cell table:style-name="ce2" office:value-type="string" calcext:value-type="string">
            <text:p>I can approve or deny reimbursement requests</text:p>
          </table:table-cell>
          <table:table-cell/>
          <table:table-cell table:style-name="ce2" office:value-type="string" calcext:value-type="string">
            <text:p>When The employee enters their passwo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approve reimbursement requests</text:p>
          </table:table-cell>
          <table:table-cell table:style-name="ce2" office:value-type="string" calcext:value-type="string">
            <text:p>my employee can be reimbursed for qualifying requests</text:p>
          </table:table-cell>
          <table:table-cell/>
          <table:table-cell table:style-name="ce2" office:value-type="string" calcext:value-type="string">
            <text:p>When The emloyee clicks on login butt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to deny reimbursement requests</text:p>
          </table:table-cell>
          <table:table-cell table:style-name="ce2" office:value-type="string" calcext:value-type="string">
            <text:p>my employee cannot be reimbursed for non-qualifying requests</text:p>
          </table:table-cell>
          <table:table-cell/>
          <table:table-cell table:style-name="ce2" office:value-type="string" calcext:value-type="string">
            <text:p>Then The employee should be redirected to the employee home p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to leave a comment</text:p>
          </table:table-cell>
          <table:table-cell table:style-name="ce2" office:value-type="string" calcext:value-type="string">
            <text:p>I can explain to my employee why their request was deni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to view pending requests</text:p>
          </table:table-cell>
          <table:table-cell table:style-name="ce2" office:value-type="string" calcext:value-type="string">
            <text:p>I can see which requests need to be either approved or denied</text:p>
          </table:table-cell>
          <table:table-cell/>
          <table:table-cell table:style-name="ce2" office:value-type="string" calcext:value-type="string">
            <text:p>Scenario: As an employee I should be able to submit new reimbursement requests so that I can get money ba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to view past requests</text:p>
          </table:table-cell>
          <table:table-cell table:style-name="ce2" office:value-type="string" calcext:value-type="string">
            <text:p>I can see the history of decisions I made on requests for specific employees</text:p>
          </table:table-cell>
          <table:table-cell/>
          <table:table-cell table:style-name="ce2" office:value-type="string" calcext:value-type="string">
            <text:p>Given The employee is on the employee home p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to view reimbursement statistics</text:p>
          </table:table-cell>
          <table:table-cell table:style-name="ce2" office:value-type="string" calcext:value-type="string">
            <text:p>I can keep track of different metrics for employee reimbursements</text:p>
          </table:table-cell>
          <table:table-cell/>
          <table:table-cell table:style-name="ce2" office:value-type="string" calcext:value-type="string">
            <text:p>When The employee enters the reimbursement 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be able to logout</text:p>
          </table:table-cell>
          <table:table-cell table:style-name="ce2" office:value-type="string" calcext:value-type="string">
            <text:p>I can keep records and their decisions secure</text:p>
          </table:table-cell>
          <table:table-cell/>
          <table:table-cell table:style-name="ce2" office:value-type="string" calcext:value-type="string">
            <text:p>When The employee enters their employee I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employee enters the 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reject failed login attempts</text:p>
          </table:table-cell>
          <table:table-cell table:style-name="ce2" office:value-type="string" calcext:value-type="string">
            <text:p>only legitimate logins are accepted</text:p>
          </table:table-cell>
          <table:table-cell/>
          <table:table-cell table:style-name="ce2" office:value-type="string" calcext:value-type="string">
            <text:p>When The employee enters the amou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reject negative values for requests</text:p>
          </table:table-cell>
          <table:table-cell table:style-name="ce2" office:value-type="string" calcext:value-type="string">
            <text:p>data is not corrupted</text:p>
          </table:table-cell>
          <table:table-cell/>
          <table:table-cell table:style-name="ce2" office:value-type="string" calcext:value-type="string">
            <text:p>When The employee enters the rea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reject non-numeric values for requests</text:p>
          </table:table-cell>
          <table:table-cell table:style-name="ce2" office:value-type="string" calcext:value-type="string">
            <text:p>data is not corrupted</text:p>
          </table:table-cell>
          <table:table-cell/>
          <table:table-cell table:style-name="ce2" office:value-type="string" calcext:value-type="string">
            <text:p>Then The employee clicks on the submit butto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n employee I should be able to view my requests so that I know if they are approved or no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employee is on the employee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employee clicks on the view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requests are popula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n employee I should be able to log out so that my information is kept privat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employee is on the employee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employee clicks on the logout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employee is redirected to the home p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 manager I can log in to view my consol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is on the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enters their usernam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enters their passwor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login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manger should be redirected to the manager home p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 manager I should be able to view employees' pending request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is on the manager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ger clicks on the view pending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pending requests are popula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 manager I should be able to approve reimbursement request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is on the manager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has clicked on the view pending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approve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request is removed from the pending lis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 manager I should be able to deny reimbursement requests with a commen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is on the manager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has clicked on the view pending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enters a commen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deny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request is removed from the pending lis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 manager I should be able to view employees' past request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is on the manager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view past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past requests are popula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 manager I should be able to view reimbursement statistic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is on the manager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total amount approved per employee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total requests approved per employee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total requests denied per employee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total food/drink requests approved per employe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manager clicks on the total transportation requests approved per employ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a manager I should be able to log out to keep my information secur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 The manager is on the manager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 The manager clicks on the logout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 The manager is redirected to the home p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Feature: The system should be able to handle erro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the system I should reject failed login attempt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: The user is on the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: The user enters their usernam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: The user enters their passwor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: The user clicks login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: The system should reject the login attemp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the system I should reject negative values for request amoun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: The employee is on the employee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: The employee enters a negative value in amoun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: The employee clicks on submit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 office:value-type="string" calcext:value-type="string">
            <text:p>Then: The system should reject that valu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Scenario: As the system I should reject non-numeric values for request amoun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Given: The employee is on the employee home p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: The employee enters a non-numeric value in amoun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When: The employee clicks on the submit butt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Then: The system should reject that value</text:p>
          </table:table-cell>
          <table:table-cell table:number-columns-repeated="101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5" meta:object-count="0"/>
    <meta:generator>LibreOfficeDev/6.0.5.2$Linux_X86_64 LibreOffice_project/</meta:generator>
  </office:meta>
</office:document-meta>
</file>